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5.9444in" fo:margin-left="0.4903in" fo:margin-right="0.4903in" table:align="margins"/>
    </style:style>
    <style:style style:name="Table2.A" style:family="table-column">
      <style:table-column-properties style:column-width="5.9444in" style:rel-column-width="65535*"/>
    </style:style>
    <style:style style:name="Table2.A1" style:family="table-cell">
      <style:table-cell-properties fo:background-color="#ffff99" fo:padding="0.0382in" fo:border="0.0007in solid #000000">
        <style:background-image/>
      </style:table-cell-properties>
    </style:style>
    <style:style style:name="Table1" style:family="table">
      <style:table-properties style:width="5.9444in" fo:margin-left="0.4903in" fo:margin-right="0.4903in" table:align="margins"/>
    </style:style>
    <style:style style:name="Table1.A" style:family="table-column">
      <style:table-column-properties style:column-width="5.9444in" style:rel-column-width="65535*"/>
    </style:style>
    <style:style style:name="Table1.A1" style:family="table-cell">
      <style:table-cell-properties fo:background-color="#ffff99" fo:padding="0.0382in" fo:border="0.0007in solid #000000">
        <style:background-image/>
      </style:table-cell-properties>
    </style:style>
    <style:style style:name="Table3" style:family="table">
      <style:table-properties style:width="5.9444in" fo:margin-left="0.4903in" fo:margin-right="0.4903in" table:align="margins"/>
    </style:style>
    <style:style style:name="Table3.A" style:family="table-column">
      <style:table-column-properties style:column-width="5.9444in" style:rel-column-width="65535*"/>
    </style:style>
    <style:style style:name="Table3.A1" style:family="table-cell">
      <style:table-cell-properties fo:background-color="#ffff99" fo:padding="0.0382in" fo:border="0.0007in solid #000000">
        <style:background-image/>
      </style:table-cell-properties>
    </style:style>
    <style:style style:name="Table4" style:family="table">
      <style:table-properties style:width="5.9444in" fo:margin-left="0.4903in" fo:margin-right="0.4903in" table:align="margins"/>
    </style:style>
    <style:style style:name="Table4.A" style:family="table-column">
      <style:table-column-properties style:column-width="5.9444in" style:rel-column-width="65535*"/>
    </style:style>
    <style:style style:name="Table4.A1" style:family="table-cell">
      <style:table-cell-properties fo:background-color="#ffff99" fo:padding="0.0382in" fo:border="0.0007in solid #000000">
        <style:background-image/>
      </style:table-cell-properties>
    </style:style>
    <style:style style:name="Table5" style:family="table">
      <style:table-properties style:width="5.9444in" fo:margin-left="0.4903in" fo:margin-right="0.4903in" table:align="margins"/>
    </style:style>
    <style:style style:name="Table5.A" style:family="table-column">
      <style:table-column-properties style:column-width="5.9444in" style:rel-column-width="65535*"/>
    </style:style>
    <style:style style:name="Table5.A1" style:family="table-cell">
      <style:table-cell-properties fo:background-color="#ffff99" fo:padding="0.0382in" fo:border="0.0007in solid #000000">
        <style:background-image/>
      </style:table-cell-properties>
    </style:style>
    <style:style style:name="Table6" style:family="table">
      <style:table-properties style:width="5.9444in" fo:margin-left="0.4903in" fo:margin-right="0.4903in" table:align="margins"/>
    </style:style>
    <style:style style:name="Table6.A" style:family="table-column">
      <style:table-column-properties style:column-width="5.9444in" style:rel-column-width="65535*"/>
    </style:style>
    <style:style style:name="Table6.A1" style:family="table-cell">
      <style:table-cell-properties fo:background-color="#ffff99" fo:padding="0.0382in" fo:border="0.0007in solid #000000">
        <style:background-image/>
      </style:table-cell-properties>
    </style:style>
    <style:style style:name="Table7" style:family="table">
      <style:table-properties style:width="5.9444in" fo:margin-left="0.4903in" fo:margin-right="0.4903in" table:align="margins"/>
    </style:style>
    <style:style style:name="Table7.A" style:family="table-column">
      <style:table-column-properties style:column-width="5.9444in" style:rel-column-width="65535*"/>
    </style:style>
    <style:style style:name="Table7.A1" style:family="table-cell">
      <style:table-cell-properties fo:background-color="#ffff99" fo:padding="0.0382in" fo:border="0.0007in solid #000000">
        <style:background-image/>
      </style:table-cell-properties>
    </style:style>
    <style:style style:name="Table8" style:family="table">
      <style:table-properties style:width="5.9444in" fo:margin-left="0.4903in" fo:margin-right="0.4903in" table:align="margins"/>
    </style:style>
    <style:style style:name="Table8.A" style:family="table-column">
      <style:table-column-properties style:column-width="5.9444in" style:rel-column-width="65535*"/>
    </style:style>
    <style:style style:name="Table8.A1" style:family="table-cell">
      <style:table-cell-properties fo:background-color="#ffff99" fo:padding="0.0382in" fo:border="0.0007in solid #000000">
        <style:background-image/>
      </style:table-cell-properties>
    </style:style>
    <style:style style:name="Table9" style:family="table">
      <style:table-properties style:width="5.9444in" fo:margin-left="0.4903in" fo:margin-right="0.4903in" table:align="margins"/>
    </style:style>
    <style:style style:name="Table9.A" style:family="table-column">
      <style:table-column-properties style:column-width="5.9444in" style:rel-column-width="65535*"/>
    </style:style>
    <style:style style:name="Table9.A1" style:family="table-cell">
      <style:table-cell-properties fo:background-color="#ffff99" fo:padding="0.0382in" fo:border="0.0007in solid #000000">
        <style:background-image/>
      </style:table-cell-properties>
    </style:style>
    <style:style style:name="P1" style:family="paragraph" style:parent-style-name="Table_20_Contents">
      <style:paragraph-properties fo:background-color="transparent">
        <style:background-image/>
      </style:paragraph-properties>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2598in" fo:margin-right="0.0008in" fo:text-indent="0in" style:auto-text-indent="false"/>
    </style:style>
    <style:style style:name="P4" style:family="paragraph" style:parent-style-name="Hanging_20_indent">
      <style:paragraph-properties fo:margin-left="0.2508in" fo:margin-right="0.0008in" fo:text-indent="0in" style:auto-text-indent="false"/>
    </style:style>
    <style:style style:name="P5" style:family="paragraph" style:parent-style-name="Hanging_20_indent">
      <style:paragraph-properties fo:margin-left="0.2591in" fo:margin-right="0.0008in" fo:text-indent="-0.0075in" style:auto-text-indent="false"/>
    </style:style>
    <style:style style:name="P6" style:family="paragraph" style:parent-style-name="Standard">
      <style:text-properties fo:background-color="#ffff00"/>
    </style:style>
    <style:style style:name="P7" style:family="paragraph" style:parent-style-name="Standard" style:list-style-name="L1"/>
    <style:style style:name="P8" style:family="paragraph" style:parent-style-name="Standard">
      <style:paragraph-properties fo:margin-left="0.2598in" fo:margin-right="0.0008in" fo:text-indent="0in" style:auto-text-indent="false"/>
    </style:style>
    <style:style style:name="P9" style:family="paragraph" style:parent-style-name="Table_20_Contents">
      <style:paragraph-properties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OpenDDS</text:p>
      <text:h text:style-name="Heading_20_1" text:outline-level="1">Introduction</text:h>
      <text:p text:style-name="Standard">This document walks you through all the steps necessary to build and run your first OpenDDS example program. <text:s/>Starting from a new download, we will show step by step, what actions to perform, what decisions need to be made, and what to expect. <text:s/>Then we show you how to modify the example for your own message type.</text:p>
      <text:p text:style-name="Standard"/>
      <text:p text:style-name="Standard">With this introduction, you will have a working, distributed system with separate publisher and subscriber programs.</text:p>
      <text:p text:style-name="Standard"/>
      <text:p text:style-name="Standard"/>
      <table:table table:name="Table2" table:style-name="Table2">
        <table:table-column table:style-name="Table2.A"/>
        <table:table-row>
          <table:table-cell table:style-name="Table2.A1" office:value-type="string">
            <text:p text:style-name="P1">Note:</text:p>
            <text:p text:style-name="P5">For a detailed explanation of the mechanics of OpenDDS, including details of its API, please consult the <text:span text:style-name="T1">OpenDDS Developer's Guide </text:span>at <text:a xlink:type="simple" xlink:href="http://download.ociweb.com/OpenDDS/OpenDDS-latest.pdf">http://download.ociweb.com/OpenDDS/OpenDDS-latest.pdf</text:a></text:p>
          </table:table-cell>
        </table:table-row>
      </table:table>
      <text:p text:style-name="Standard"/>
      <text:p text:style-name="Standard"/>
      <text:h text:style-name="Heading_20_1" text:outline-level="1">Overview</text:h>
      <text:p text:style-name="Standard">This <text:span text:style-name="T1">Getting Started</text:span> guide, will take you through the following steps:</text:p>
      <text:p text:style-name="Standard"/>
      <text:list text:style-name="L1">
        <text:list-item>
          <text:p text:style-name="P7">Downloading and unzipping OpenDDS</text:p>
        </text:list-item>
        <text:list-item>
          <text:p text:style-name="P7">Configuring and building OpenDDS</text:p>
        </text:list-item>
        <text:list-item>
          <text:p text:style-name="P7">Building the Messenger Example</text:p>
        </text:list-item>
        <text:list-item>
          <text:p text:style-name="P7">Running the Messenger Example</text:p>
        </text:list-item>
        <text:list-item>
          <text:p text:style-name="P7">Modifying The Messenger Example</text:p>
        </text:list-item>
      </text:list>
      <text:p text:style-name="Standard"/>
      <text:p text:style-name="Standard">Lets get started...</text:p>
      <text:h text:style-name="Heading_20_1" text:outline-level="1">Downloading And Building OpenDDS</text:h>
      <text:h text:style-name="Heading_20_2" text:outline-level="2">Downloading OpenDDS</text:h>
      <text:p text:style-name="Standard">The first step is to download OpenDDS. <text:s/>Navigate to <text:a xlink:type="simple" xlink:href="http://www.opendds.org/downloads.html">http://www.opendds.org/downloads.html</text:a> and you can download the latest version. <text:s/>This page also has a link to previous releases, and instructions on downloading the latest checked in version.</text:p>
      <text:p text:style-name="Standard"/>
      <table:table table:name="Table1" table:style-name="Table1">
        <table:table-column table:style-name="Table1.A"/>
        <table:table-row>
          <table:table-cell table:style-name="Table1.A1" office:value-type="string">
            <text:p text:style-name="P1">Note:</text:p>
            <text:p text:style-name="P4">It is highly recommended that you download the latest release of OpenDDS.</text:p>
          </table:table-cell>
        </table:table-row>
      </table:table>
      <text:p text:style-name="Standard"/>
      <text:p text:style-name="Standard">For Windows, download the .zip version. <text:s/>On other platforms, prefer the .tar.gz file. <text:s/>Save this file in a known location.</text:p>
      <text:p text:style-name="Standard"/>
      <text:p text:style-name="Standard"><text:soft-page-break/></text:p>
      <table:table table:name="Table3" table:style-name="Table3">
        <table:table-column table:style-name="Table3.A"/>
        <table:table-row>
          <table:table-cell table:style-name="Table3.A1" office:value-type="string">
            <text:p text:style-name="P1">Note:</text:p>
            <text:p text:style-name="P3">DDS depends upon the libraries ACE and TAO. <text:s/>If you do not have versions of ACE and TAO downloaded, you <text:span text:style-name="T2">do not need to download them </text:span>yourself, the configure step below will do it for you, as well as the required build tool MPC. <text:s/>If you do not have Perl installed, you will need to download and install, version 5.10 or later.</text:p>
          </table:table-cell>
        </table:table-row>
      </table:table>
      <text:p text:style-name="Standard"/>
      <text:h text:style-name="Heading_20_2" text:outline-level="2">Installing OpenDDS Source Files</text:h>
      <text:p text:style-name="Standard">For a .tar.gz file, uncompress with tar in the installation directory. <text:s/>The following command will uncompress the tar file and create the top level directory named DDS:</text:p>
      <text:p text:style-name="Standard"/>
      <text:p text:style-name="P2"><text:span text:style-name="Source_20_Text">tar xvzf &lt;filename.tar.gz&gt; </text:span></text:p>
      <text:p text:style-name="Standard"><text:span text:style-name="Source_20_Text"/></text:p>
      <text:p text:style-name="Standard">For .zip files on Windows, you will need to open the file with your decompression utility. <text:s/>Note: for more recent versions of Windows, this is built in to Explorer, so just double-click the file.</text:p>
      <text:h text:style-name="Heading_20_2" text:outline-level="2">Configuring an OpenDDS Build</text:h>
      <text:p text:style-name="Standard">Once the source files are installed, the next step is to configure your build. <text:s/>OpenDDS includes a configuration script, called configure in the DDS root directory. <text:s/></text:p>
      <text:p text:style-name="Standard"/>
      <table:table table:name="Table4" table:style-name="Table4">
        <table:table-column table:style-name="Table4.A"/>
        <table:table-row>
          <table:table-cell table:style-name="Table4.A1" office:value-type="string">
            <text:p text:style-name="P1">Note:</text:p>
            <text:p text:style-name="P3">If you are building DDS using Visual Studio, you should open the proper version of Visual Studio Command Prompt for configuration and building DDS, so your environment will be set up properly.</text:p>
          </table:table-cell>
        </table:table-row>
      </table:table>
      <text:p text:style-name="Standard"/>
      <text:p text:style-name="Standard">The configure script will attempt to download and extract ACE and TAO, determine your compiler and build make or project files for that compiler. <text:s/></text:p>
      <text:p text:style-name="Standard"/>
      <table:table table:name="Table5" table:style-name="Table5">
        <table:table-column table:style-name="Table5.A"/>
        <table:table-row>
          <table:table-cell table:style-name="Table5.A1" office:value-type="string">
            <text:p text:style-name="P1">Note:</text:p>
            <text:p text:style-name="P3">If the configure script is unable to extract the ACE and TAO archive, you can do so yourself, or upgrade Perl to version 5.10 or later.</text:p>
          </table:table-cell>
        </table:table-row>
      </table:table>
      <text:p text:style-name="Standard"/>
      <text:p text:style-name="Standard">The configure script has several options to consider</text:p>
      <text:h text:style-name="Heading_20_3" text:outline-level="3">Debug Information</text:h>
      <text:p text:style-name="Standard">By default, debug information will be included in the build. <text:s/>To turn debugging off, add the option</text:p>
      <text:p text:style-name="Standard"/>
      <text:p text:style-name="P2"><text:span text:style-name="Source_20_Text">--no-debug</text:span></text:p>
      <text:h text:style-name="Heading_20_3" text:outline-level="3">Optimization</text:h>
      <text:p text:style-name="Standard">By default, optimization is turned off. <text:s/>To optimize your build, add the option</text:p>
      <text:p text:style-name="Standard"><text:s/></text:p>
      <text:p text:style-name="P2"><text:span text:style-name="Source_20_Text">--optimize</text:span></text:p>
      <text:h text:style-name="Heading_20_3" text:outline-level="3"><text:soft-page-break/>Code Inlining</text:h>
      <text:p text:style-name="Standard">By default inlining of code will be turned on. <text:s/>To turn off inlining, add the option</text:p>
      <text:p text:style-name="Standard"/>
      <text:p text:style-name="P2"><text:span text:style-name="Source_20_Text">--no-inline</text:span></text:p>
      <text:h text:style-name="Heading_20_3" text:outline-level="3">Turning off Tests</text:h>
      <text:p text:style-name="Standard">DDS includes many tests, which unfortunately extend the build time. <text:s/>First-time users may want to skip building the built-in tests by specifying </text:p>
      <text:p text:style-name="Standard"/>
      <text:p text:style-name="P2"><text:span text:style-name="Source_20_Text">--no-tests</text:span></text:p>
      <text:h text:style-name="Heading_20_3" text:outline-level="3">Specifying ACE and TAO locations</text:h>
      <text:p text:style-name="Standard">If you are a current user of ACE or TAO, you can prevent them from being downloaded again by the configure script, by specifying their locations on the configure command line using:</text:p>
      <text:p text:style-name="Standard"/>
      <text:p text:style-name="P2"><text:span text:style-name="Source_20_Text">--ace=location</text:span></text:p>
      <text:p text:style-name="Standard"/>
      <text:p text:style-name="Standard">and</text:p>
      <text:p text:style-name="Standard"/>
      <text:p text:style-name="P2"><text:span text:style-name="Source_20_Text">--tao=location</text:span></text:p>
      <text:p text:style-name="Standard"/>
      <text:p text:style-name="Standard">providing the paths to their installation directories.</text:p>
      <text:h text:style-name="Heading_20_2" text:outline-level="2">Building OpenDDS</text:h>
      <text:p text:style-name="Standard">Once the configure script has been run, the configure script will give you instructions on how to build OpenDDS. <text:s/>This is likely via by running make, or opening Visual Studio. <text:s/>Visual Studio users should type the name of the .sln file output by configure, for example:</text:p>
      <text:p text:style-name="Standard"/>
      <text:p text:style-name="P2"><text:span text:style-name="Source_20_Text">Completed configuring OpenDDS, next build 'DDS_TAO.sln' using the 'Debug' configuration to compile OpenDDS and ACE+TAO.</text:span></text:p>
      <text:p text:style-name="Standard"/>
      <text:p text:style-name="Standard">In this case, type the command:</text:p>
      <text:p text:style-name="Standard"/>
      <text:p text:style-name="P2"><text:span text:style-name="Source_20_Text">DDS_TAO.sln</text:span></text:p>
      <text:p text:style-name="Standard"/>
      <text:p text:style-name="Standard">And build the solution.</text:p>
      <text:p text:style-name="Standard"/>
      <table:table table:name="Table6" table:style-name="Table6">
        <table:table-column table:style-name="Table6.A"/>
        <table:table-row>
          <table:table-cell table:style-name="Table6.A1" office:value-type="string">
            <text:p text:style-name="P1">Note:</text:p>
            <text:p text:style-name="P3">If building DDS using a command prompt or shell other than the one you ran configure in, first execute the setenv script (setenv.sh or setenv.cmd) to restore your environment. <text:s/>This will establish the necessary environment variables, including DDS_ROOT and ACE_ROOT, and make any modifications to the shell's path environment variables.</text:p>
          </table:table-cell>
        </table:table-row>
      </table:table>
      <text:h text:style-name="Heading_20_1" text:outline-level="1">Messenger Example Overview</text:h>
      <text:p text:style-name="Standard">DDS includes a simple example distributed program, called Messenger. <text:s/>Messenger includes a <text:soft-page-break/>publisher program, a subscriber program, and the IDL describing messages sent between the two. <text:s/>The publisher and subscriber programs make use of OpenDDS' Data-Centric Publish-Subscribe layer, or DCPS. <text:s/>You can find the Messenger example in DevGuideExamples/DCPS/Messenger.</text:p>
      <text:h text:style-name="Heading_20_2" text:outline-level="2">Messenger Publisher</text:h>
      <text:p text:style-name="Standard">The publisher program publishes messages to the “Movie Discussion List” topic. <text:s/>It publishes a number of messages (by default 10), and waits for the subscriber to acknowledge them. <text:s/>Once the messages have been acknowledged, the publisher program exits.</text:p>
      <text:h text:style-name="Heading_20_2" text:outline-level="2">Messenger Subscriber</text:h>
      <text:p text:style-name="Standard">The subscriber program subscribes to messages from the “Movie Discussion List” topic. <text:s/>For every message it receives, the subscriber program outputs the contents of the message to the standard output stream. <text:s/>Once the subscriber program has detected that there is no longer a data writer for the “Movie Discussion List” topic, the subscriber exits.</text:p>
      <text:h text:style-name="Heading_20_2" text:outline-level="2">Messenger IDL</text:h>
      <text:p text:style-name="Standard">The IDL file defines the format of the messages publishable by the program. <text:s/>The IDL also defines the key fields used to uniquely identify these messages. <text:s/>The IDL does not, however, associate any message definition with a specific topic. <text:s/>That is done in the publisher and subscriber code. <text:s/></text:p>
      <text:p text:style-name="Standard"/>
      <text:p text:style-name="Standard">The IDL itself is compiled during the build process, and produces the raw struct definitions, plus type-specific data readers and data writers for sending and receiving these structs, along with the helper methods used by these readers and writers.</text:p>
      <text:h text:style-name="Heading_20_1" text:outline-level="1">Running The Messenger Example</text:h>
      <text:p text:style-name="Standard">The Messenger example is able to be run on a single host or multiple hosts. <text:s/>First we'll run it on a single host.</text:p>
      <text:h text:style-name="Heading_20_2" text:outline-level="2">Running Messenger on a Single Host</text:h>
      <text:p text:style-name="Standard">In order to run messenger example, you must start the publisher, the subscriber, and the Information Repository, or InfoRepo. <text:s/>The InfoRepo is used by publishers and subscribers to discover their communications partners. <text:s/></text:p>
      <text:p text:style-name="P6"/>
      <table:table table:name="Table7" table:style-name="Table7">
        <table:table-column table:style-name="Table7.A"/>
        <table:table-row>
          <table:table-cell table:style-name="Table7.A1" office:value-type="string">
            <text:p text:style-name="P1">Note:</text:p>
            <text:p text:style-name="P4">For more information on the InfoRepo, see the <text:span text:style-name="T1">OpenDDS Developer's Guide</text:span>.</text:p>
          </table:table-cell>
        </table:table-row>
      </table:table>
      <text:p text:style-name="Standard"/>
      <text:p text:style-name="Standard">For each of these commands, your environment must be set, either through the setenv script, or by permanent means.</text:p>
      <text:h text:style-name="Heading_20_3" text:outline-level="3">Starting the InfoRepo</text:h>
      <text:p text:style-name="Standard">First you need to open a shell and start the InfoRepo process. <text:s/>The InfoRepo is started by running, <text:span text:style-name="T2">from within the Messenger directory, </text:span><text:s/>the command:</text:p>
      <text:p text:style-name="Standard"/>
      <text:p text:style-name="P2"><text:span text:style-name="Source_20_Text">$ACE_ROOT/bin/DCPSInfoRepo</text:span></text:p>
      <text:p text:style-name="Standard"/>
      <text:p text:style-name="Standard"><text:soft-page-break/>or, similarly on Windows:</text:p>
      <text:p text:style-name="Standard"/>
      <text:p text:style-name="P2"><text:span text:style-name="Source_20_Text">%ACE_ROOT%\bin\DCPSInfoRepo</text:span></text:p>
      <text:p text:style-name="Standard"/>
      <text:p text:style-name="Standard">This command will start the InfoRepo, which will open a TCP server socket on a random available port <text:s/>for publishers and subscribers to connect to. <text:s/>The InfoRepo will produce a file named repo.ior that provides InfoRepo client processes with the information they need to connect to the InfoRepo, including the port number. <text:s/>This file is the reason the InfoRepo should be started from within the Messenger directory.</text:p>
      <text:h text:style-name="Heading_20_3" text:outline-level="3">Starting the Publisher</text:h>
      <text:p text:style-name="Standard">The publisher can be started by running this command from within the Messenger directory:</text:p>
      <text:p text:style-name="Standard"/>
      <text:p text:style-name="P2"><text:span text:style-name="Source_20_Text">publisher</text:span></text:p>
      <text:p text:style-name="Standard"/>
      <text:p text:style-name="Standard">By default, the publisher will look for the file repo.ior in its current directory, and use that to configure its connection to the InfoRepo.</text:p>
      <text:h text:style-name="Heading_20_3" text:outline-level="3">Staring the Subscriber</text:h>
      <text:p text:style-name="Standard">The subscriber can be started by running this command from within the Messenger directory:</text:p>
      <text:p text:style-name="Standard"/>
      <text:p text:style-name="P2"><text:span text:style-name="Source_20_Text">subscriber</text:span></text:p>
      <text:p text:style-name="Standard"/>
      <text:p text:style-name="Standard">Like the publisher, the subscriber will look for the file repo.ior in its current directory, and use that to configure its connection to the InfoRepo. <text:s/>When the subscriber and publisher establish their connection via the topic “Movie Discussion List”, you will see the ten messages published by publisher written to the output of the subscriber's screen.</text:p>
      <text:h text:style-name="Heading_20_2" text:outline-level="2">Running on a Single Host, With a Single Command</text:h>
      <text:p text:style-name="Standard">Another way to run the messenger example is to execute the script </text:p>
      <text:p text:style-name="Standard"/>
      <text:p text:style-name="P2"><text:span text:style-name="Source_20_Text">run_test.pl</text:span></text:p>
      <text:p text:style-name="Standard"/>
      <text:p text:style-name="Standard">in the Messenger directory. <text:s/>This will launch the publisher, subscriber, and the InfoRepo process, all at once. <text:s/>Running via the script will produce log files publisher.log, subscriber.log, and DCPSInfoRepo.log, by adding the <text:span text:style-name="Source_20_Text">-ORBLogFile</text:span> option to the command lines. <text:s/>The subscriber's message output will continue to go to standard output. <text:s/></text:p>
      <text:p text:style-name="Standard"/>
      <text:p text:style-name="Standard">The log files contain debugging messages produced by the OpenDDS client code. <text:s/>These log messages are produced because the script also raises the debug level of the processes.</text:p>
      <text:h text:style-name="Heading_20_2" text:outline-level="2">Running Distributed Messenger</text:h>
      <text:p text:style-name="Standard">In order to run Messenger distributed across multiple hosts, we can no longer rely on the file system as the only means of communicating InfoRepo connectivity information. <text:s/>Instead, we can agree on a well-known port and host.</text:p>
      <text:p text:style-name="Standard"/>
      <text:h text:style-name="Heading_20_3" text:outline-level="3"><text:soft-page-break/>Starting the InfoRepo</text:h>
      <text:p text:style-name="Standard">On the InfoRepo host, start the InfoRepo again, but add the port configuration to the command line. <text:s/>For example, to listen on port 12795</text:p>
      <text:p text:style-name="Standard"/>
      <text:p text:style-name="P2"><text:span text:style-name="Source_20_Text">-ORBListenEndpoints iiop://:12795</text:span></text:p>
      <text:p text:style-name="Standard"/>
      <text:p text:style-name="Standard">This will force the InfoRepo to listen on a specific port, rather than a random available port.</text:p>
      <text:h text:style-name="Heading_20_3" text:outline-level="3">Starting the Publisher and Subscriber</text:h>
      <text:p text:style-name="Standard">Without benefit of a repo.ior file, the publisher and subscriber programs must now be told where to connect to the InfoRepo. <text:s/>Add the option to the publisher and subscriber command lines:</text:p>
      <text:p text:style-name="Standard"/>
      <text:p text:style-name="P2"><text:span text:style-name="Source_20_Text">-DCPSInfoRepo server07:12795</text:span></text:p>
      <text:p text:style-name="Standard"/>
      <text:p text:style-name="Standard">Presuming, of course, that the InfoRepo was started on a server named <text:span text:style-name="Source_20_Text">server07</text:span>. <text:s/>Again, you will see the ten messages published by publisher written to the output of the subscriber's window.</text:p>
      <text:h text:style-name="Heading_20_2" text:outline-level="2">Command Line Options</text:h>
      <text:p text:style-name="Standard">The publisher and subscriber programs support a standard list of DCPS application options. <text:s/>To see the full list of configuration options, see the <text:span text:style-name="T1">OpenDDS Developer's Guide</text:span>, chapter 6.</text:p>
      <text:h text:style-name="Heading_20_1" text:outline-level="1">Understanding The DCPS Layer</text:h>
      <text:p text:style-name="Standard">The example you just ran made use of the DCPS layer of OpenDDS. <text:s/>OpenDDS is an implementation of DDS, the OMG standard for Data Distribution Servers. <text:s/>To understand the Messenger example, some introduction to DDS concepts are needed.</text:p>
      <text:p text:style-name="Standard"/>
      <text:p text:style-name="Standard">Within a DCPS writing application, a <text:span text:style-name="T2">Publisher</text:span> object produces messages for distribution. <text:s/>These messages are received by <text:span text:style-name="T2">Subscriber</text:span> objects and made available to reading applications. <text:s/></text:p>
      <text:p text:style-name="Standard"/>
      <text:p text:style-name="Standard">Applications do not write with publishers directly, for they are not type-specific. <text:s/>Instead, applications create <text:span text:style-name="T2">DataWriter</text:span> objects, which are used for writing a specific type of data on a specific <text:span text:style-name="T2">Topic</text:span>, or channel of communication for a specific publisher. <text:s/>Likewise, <text:span text:style-name="T2">DataReader</text:span> objects are used to read type-specific data on a topic for a specific subscriber.</text:p>
      <text:p text:style-name="Standard"/>
      <text:p text:style-name="Standard">Both publishers and subscribers participate within the context of a <text:span text:style-name="T2">Domain</text:span>, or logical division of the data space. <text:s/>The connection between a publisher object or subscriber object and its domain is through a containing object, called a <text:span text:style-name="T2">DomainParticipant</text:span>. <text:s/>The set of all these DCPS above objects (publisher, subscriber, data writer, data reader, topic and domain participant) are known as <text:span text:style-name="T2">Entities</text:span>. <text:s/>DCPS entities can notify its application of events by making callbacks into a <text:span text:style-name="T2">Listener</text:span>.</text:p>
      <text:p text:style-name="Standard"/>
      <table:table table:name="Table8" table:style-name="Table8">
        <table:table-column table:style-name="Table8.A"/>
        <table:table-row>
          <table:table-cell table:style-name="Table8.A1" office:value-type="string">
            <text:p text:style-name="P1">Note:</text:p>
            <text:p text:style-name="P3">To see the DDS specification, visit <text:a xlink:type="simple" xlink:href="http://www.omg.org/spec/DDS/">http://www.omg.org/spec/DDS</text:a></text:p>
          </table:table-cell>
        </table:table-row>
      </table:table>
      <text:p text:style-name="Standard"/>
      <text:h text:style-name="Heading_20_1" text:outline-level="1">An Examination of Messenger Code</text:h>
      <text:p text:style-name="Standard">The Messenger code is organized into several files. <text:s/>The file Publisher.cpp contains the main() method <text:soft-page-break/>of the publisher program. <text:s/>Likewise, the file Subscriber.cpp contains the main() method for the subscriber program. <text:s/>For the sake of simplicity, most of the creation and cleanup of DCPS entities has been moved into a separate file, called Boilerplate.cpp. <text:s/>This was done to separate creation/cleanup code from usage code.</text:p>
      <text:p text:style-name="Standard"/>
      <text:p text:style-name="Standard">The Subscriber makes use of a listener object to handle incoming messages. <text:s/>The messages </text:p>
      <text:h text:style-name="Heading_20_2" text:outline-level="2">Publisher.cpp Source Code</text:h>
      <text:p text:style-name="Standard">The publisher code is found in Publisher.cpp. <text:s/>The publisher program also makes use of Boilerplate.cpp. <text:s/>The <text:span text:style-name="T1">main</text:span>() method, in Publisher.cpp begins by opening a try/catch block:</text:p>
      <text:p text:style-name="Standard"/>
      <text:p text:style-name="Standard"><text:span text:style-name="Source_20_Text"><text:span text:style-name="T3"><text:s/>17 int </text:span></text:span></text:p>
      <text:p text:style-name="Standard"><text:span text:style-name="Source_20_Text"><text:span text:style-name="T3"><text:s/>18 ACE_TMAIN(int argc, ACE_TCHAR *argv[]) </text:span></text:span></text:p>
      <text:p text:style-name="Standard"><text:span text:style-name="Source_20_Text"><text:span text:style-name="T3"><text:s/>19 { </text:span></text:span></text:p>
      <text:p text:style-name="Standard"><text:span text:style-name="Source_20_Text"><text:span text:style-name="T3"><text:s/>20 <text:s text:c="2"/>try { </text:span></text:span></text:p>
      <text:p text:style-name="Standard"><text:span text:style-name="Source_20_Text"><text:span text:style-name="T3"><text:s/>21 <text:s text:c="4"/>// Initialize DomainParticipantFactory, handling command line args </text:span></text:span></text:p>
      <text:p text:style-name="Standard"><text:span text:style-name="Source_20_Text"><text:span text:style-name="T3"><text:s/>22 <text:s text:c="4"/>DDS::DomainParticipantFactory_var dpf = </text:span></text:span></text:p>
      <text:p text:style-name="Standard"><text:span text:style-name="Source_20_Text"><text:span text:style-name="T3"><text:s/>23 <text:s text:c="6"/>TheParticipantFactoryWithArgs(argc, argv); </text:span></text:span></text:p>
      <text:p text:style-name="Standard"><text:span text:style-name="Source_20_Text"><text:span text:style-name="T3"/></text:span></text:p>
      <text:p text:style-name="Standard">The try/catch block is required since OpenDDS entities can throw a CORBA::Exception when created. <text:s/>In addition, the setup code in Boilerplate.cpp, itself can throw a std::string as an exception upon failure condition.</text:p>
      <text:p text:style-name="Standard"/>
      <text:p text:style-name="Standard">OpenDDS <text:span text:style-name="T2">Entities</text:span> are all created through a factory pattern. <text:s/>The topmost object, the <text:span text:style-name="T2">DomainParticipant</text:span>, is created through a <text:span text:style-name="T2">DomainParticipantFactory</text:span> object. <text:s/>Other <text:span text:style-name="T2">Entities</text:span> also serve as factories for the objects they contain. <text:s/>Publisher creates a <text:span text:style-name="T2">DomainParticipantFactory</text:span> on lines 22-23.</text:p>
      <text:p text:style-name="Standard"/>
      <text:p text:style-name="Standard">Note that the <text:span text:style-name="T2">DomainParticipantFactory</text:span> also processes and consumes any command line arguments that begin with -DCPS. <text:s/>For the remainder of <text:span text:style-name="T1">main</text:span>() it appears as if those arguments were not passed in to the program.</text:p>
      <text:p text:style-name="Standard"/>
      <text:p text:style-name="Standard">Next the publisher program uses the <text:span text:style-name="T2">DomainParticipantFactory</text:span> to create a <text:span text:style-name="T2">DomainParticipant</text:span>:</text:p>
      <text:p text:style-name="Standard"/>
      <text:p text:style-name="Standard"><text:span text:style-name="Source_20_Text"><text:s/>25 <text:s text:c="4"/>// Create domain participant </text:span></text:p>
      <text:p text:style-name="Standard"><text:span text:style-name="Source_20_Text"><text:s/>26 <text:s text:c="4"/>DDS::DomainParticipant_var participant = createParticipant(dpf); </text:span></text:p>
      <text:p text:style-name="Standard"><text:span text:style-name="Source_20_Text"/></text:p>
      <text:p text:style-name="Standard">For now, we will ignore the implementation of the various <text:span text:style-name="T1">createXXX</text:span>() methods until the discussion of Boilerplate.cpp. <text:s/>The <text:span text:style-name="T2">DomainParticipant </text:span>itself is stored in a smart pointer, called a DomainParticipant_var. <text:s/>These smart pointers are defined for all DDS <text:span text:style-name="T2">Entities</text:span>.</text:p>
      <text:p text:style-name="Standard"/>
      <text:p text:style-name="Standard">The publisher program next uses the <text:span text:style-name="T2">DomainParticipant</text:span> as a factory to create both <text:span text:style-name="T2">Topic</text:span> and <text:span text:style-name="T2">Publisher</text:span> objects:</text:p>
      <text:p text:style-name="Standard"/>
      <text:p text:style-name="Standard"><text:span text:style-name="Source_20_Text"><text:s/>28 <text:s text:c="4"/>// Register type support and create topic </text:span></text:p>
      <text:p text:style-name="Standard"><text:span text:style-name="Source_20_Text"><text:s/>29 <text:s text:c="4"/>DDS::Topic_var topic = createTopic(participant); </text:span></text:p>
      <text:p text:style-name="Standard"><text:span text:style-name="Source_20_Text"><text:s/>30 </text:span></text:p>
      <text:p text:style-name="Standard"><text:span text:style-name="Source_20_Text"><text:s/>31 <text:s text:c="4"/>// Create publisher </text:span></text:p>
      <text:p text:style-name="Standard"><text:span text:style-name="Source_20_Text"><text:s/>32 <text:s text:c="4"/>DDS::Publisher_var publisher = createPublisher(participant); </text:span></text:p>
      <text:p text:style-name="Standard"><text:soft-page-break/></text:p>
      <text:p text:style-name="Standard">The publisher program uses the <text:span text:style-name="T2">Publisher</text:span> object a factory to create the <text:span text:style-name="T2">DataWriter</text:span> object. <text:s text:c="2"/>The <text:span text:style-name="T2">DataWriter</text:span> object also needs a <text:span text:style-name="T2">Topic</text:span> to communicate on, so it is passed in as well.</text:p>
      <text:p text:style-name="Standard"/>
      <text:p text:style-name="Standard"><text:span text:style-name="Source_20_Text"><text:s/>34 <text:s text:c="4"/>// Create data writer for the topic </text:span></text:p>
      <text:p text:style-name="Standard"><text:span text:style-name="Source_20_Text"><text:s/>35 <text:s text:c="4"/>DDS::DataWriter_var writer = createDataWriter(publisher, topic); </text:span></text:p>
      <text:p text:style-name="Standard"><text:span text:style-name="Source_20_Text"/></text:p>
      <text:p text:style-name="Standard">As a last setup step, the <text:span text:style-name="T2">DataWriter</text:span> needs to be safely downcast to a type-specific <text:span text:style-name="T2">DataWriter</text:span>. <text:s/>The publisher program will be writing messages of type <text:span text:style-name="T2">Message</text:span>, it needs to narrow the <text:span text:style-name="T2">DataWriter</text:span> to a <text:span text:style-name="T2">MessageDataWriter</text:span>:</text:p>
      <text:p text:style-name="Standard"/>
      <text:p text:style-name="Standard"><text:span text:style-name="Source_20_Text"><text:s/>37 <text:s text:c="4"/>// Safely downcast data writer to type-specific data writer </text:span></text:p>
      <text:p text:style-name="Standard"><text:span text:style-name="Source_20_Text"><text:s/>38 <text:s text:c="4"/>Messenger::MessageDataWriter_var msg_writer = narrow(writer); </text:span></text:p>
      <text:p text:style-name="Standard"><text:span text:style-name="Source_20_Text"/></text:p>
      <text:p text:style-name="Standard">At this point, setup is complete, but the publisher program is not certain any other programs are ready to receive its data. <text:s/>Were the publisher program to be truly agnostic to any subscribers, it could just publish its messages. <text:s/>In our example, it will block until there a subscriber program is ready to receive the samples.</text:p>
      <text:p text:style-name="Standard"/>
      <text:p text:style-name="Standard"><text:span text:style-name="Source_20_Text"><text:s/>40 <text:s text:c="4"/>{ </text:span></text:p>
      <text:p text:style-name="Standard"><text:span text:style-name="Source_20_Text"><text:s/>41 <text:s text:c="6"/>// Block until Subscriber is available </text:span></text:p>
      <text:p text:style-name="Standard"><text:span text:style-name="Source_20_Text"><text:s/>42 <text:s text:c="6"/>OpenDDS::Model::WriterSync ws(writer); </text:span></text:p>
      <text:p text:style-name="Standard"><text:span text:style-name="Source_20_Text"/></text:p>
      <text:p text:style-name="Standard">The <text:span text:style-name="T2">WriterSync</text:span> object blocks in its constructor until the given <text:span text:style-name="T2">DataWriter</text:span> has associated with a <text:span text:style-name="T2">DataReader</text:span>. <text:s/>The publisher program establishes a new scope on line 40 in order to control the timing of the destruction of the <text:span text:style-name="T2">WriterSync</text:span>.</text:p>
      <text:p text:style-name="Standard"/>
      <text:p text:style-name="Standard">With the <text:span text:style-name="T2">DataReader</text:span>/<text:span text:style-name="T2">DataWriter</text:span> association established, the next step is to publish messages, referred to as <text:span text:style-name="T2">samples</text:span>.</text:p>
      <text:p text:style-name="Standard"/>
      <text:p text:style-name="Standard"><text:span text:style-name="Source_20_Text"><text:s/>44 <text:s text:c="6"/>// Initialize samples </text:span></text:p>
      <text:p text:style-name="Standard"><text:span text:style-name="Source_20_Text"><text:s/>45 <text:s text:c="6"/>Messenger::Message message; </text:span></text:p>
      <text:p text:style-name="Standard"><text:span text:style-name="Source_20_Text"><text:s/>46 <text:s text:c="6"/>message.subject_id = 99; </text:span></text:p>
      <text:p text:style-name="Standard"><text:span text:style-name="Source_20_Text"><text:s/>47 <text:s text:c="6"/>message.from <text:s text:c="6"/>= "Comic Book Guy"; </text:span></text:p>
      <text:p text:style-name="Standard"><text:span text:style-name="Source_20_Text"><text:s/>48 <text:s text:c="6"/>message.subject <text:s text:c="3"/>= "Review"; </text:span></text:p>
      <text:p text:style-name="Standard"><text:span text:style-name="Source_20_Text"><text:s/>49 <text:s text:c="6"/>message.text <text:s text:c="6"/>= "Worst. Movie. Ever."; </text:span></text:p>
      <text:p text:style-name="Standard"><text:span text:style-name="Source_20_Text"><text:s/>50 <text:s text:c="6"/>message.count <text:s text:c="5"/>= 0; </text:span></text:p>
      <text:p text:style-name="Standard"><text:span text:style-name="Source_20_Text"/></text:p>
      <text:p text:style-name="Standard">As you can see, we instantiate a <text:span text:style-name="T2">Message</text:span> on line 45 and set its fields in lines 46-50. <text:s/></text:p>
      <text:p text:style-name="Standard"/>
      <text:p text:style-name="Standard">Next the publisher program checks for a command-line argument overriding the number of messages to send, rather than the default of 10.</text:p>
      <text:p text:style-name="Standard"/>
      <text:p text:style-name="Standard"><text:span text:style-name="Source_20_Text"><text:s/>52 <text:s text:c="6"/>// Override message count </text:span></text:p>
      <text:p text:style-name="Standard"><text:span text:style-name="Source_20_Text"><text:s/>53 <text:s text:c="6"/>int msg_count = 10; </text:span></text:p>
      <text:p text:style-name="Standard"><text:span text:style-name="Source_20_Text"><text:s/>54 <text:s text:c="6"/>if (argc &gt; 1) {</text:span></text:p>
      <text:p text:style-name="Standard"><text:span text:style-name="Source_20_Text"><text:s/>55 <text:s text:c="8"/>msg_count = ACE_OS::atoi(argv[1]); </text:span></text:p>
      <text:p text:style-name="Standard"><text:span text:style-name="Source_20_Text"><text:s/>56 <text:s text:c="6"/>} </text:span></text:p>
      <text:p text:style-name="Standard"><text:span text:style-name="Source_20_Text"/></text:p>
      <text:p text:style-name="Standard">On line 55, the publisher program makes use of the ACE library's <text:span text:style-name="T1">atoi</text:span>() method, which works for both <text:soft-page-break/>normal and wide character strings. <text:s/>Afterwards, the publisher program loops the specified number of times:</text:p>
      <text:p text:style-name="Standard"/>
      <text:p text:style-name="Standard"><text:span text:style-name="Source_20_Text"><text:s/>58 <text:s text:c="6"/>for (int i = 0; i &lt; msg_count; ++i) { </text:span></text:p>
      <text:p text:style-name="Standard"/>
      <text:p text:style-name="Standard">Within each iteration, the publisher program first writes out the current state of the <text:span text:style-name="T2">Message</text:span>:</text:p>
      <text:p text:style-name="Standard"><text:span text:style-name="Source_20_Text"/></text:p>
      <text:p text:style-name="Standard"><text:span text:style-name="Source_20_Text"><text:s/>59 <text:s text:c="8"/>// Publish the message </text:span></text:p>
      <text:p text:style-name="Standard"><text:span text:style-name="Source_20_Text"><text:s/>60 <text:s text:c="8"/>DDS::ReturnCode_t error = msg_writer-&gt;write(message, </text:span></text:p>
      <text:p text:style-name="Standard"><text:span text:style-name="Source_20_Text"><text:s/>61 <text:s text:c="52"/>DDS::HANDLE_NIL); </text:span></text:p>
      <text:p text:style-name="Standard"/>
      <text:p text:style-name="Standard">Next the publisher program checks the return code of the write() method, and writes an error to the log file if there is one.</text:p>
      <text:p text:style-name="Standard"/>
      <text:p text:style-name="Standard"><text:span text:style-name="Source_20_Text"><text:s/>62 <text:s text:c="8"/>if (error != DDS::RETCODE_OK) { </text:span></text:p>
      <text:p text:style-name="Standard"><text:span text:style-name="Source_20_Text"><text:s/>63 <text:s text:c="10"/>ACE_ERROR((LM_ERROR, </text:span></text:p>
      <text:p text:style-name="Standard"><text:span text:style-name="Source_20_Text"><text:s/>64 <text:s text:c="21"/>ACE_TEXT("ERROR: %N:%l: main() -") </text:span></text:p>
      <text:p text:style-name="Standard"><text:span text:style-name="Source_20_Text"><text:s/>65 <text:s text:c="21"/>ACE_TEXT(" write returned %d!\n"), error)); </text:span></text:p>
      <text:p text:style-name="Standard"><text:span text:style-name="Source_20_Text"><text:s/>66 <text:s text:c="8"/>} </text:span></text:p>
      <text:p text:style-name="Standard"><text:span text:style-name="Source_20_Text"/></text:p>
      <text:p text:style-name="Standard">line 63 makes use of the ACE_ERROR macro, defined in Log_Msg.h found in $ACE_ROOT/ace. <text:s/></text:p>
      <text:p text:style-name="Standard"/>
      <text:p text:style-name="Standard">Following error checking, the only thing left to do in the iteration is to prepare the <text:span text:style-name="T2">Message </text:span>for the next iteration:</text:p>
      <text:p text:style-name="Standard"/>
      <text:p text:style-name="Standard"><text:span text:style-name="Source_20_Text"><text:s/>68 <text:s text:c="8"/>// Prepare next sample </text:span></text:p>
      <text:p text:style-name="Standard"><text:span text:style-name="Source_20_Text"><text:s/>69 <text:s text:c="8"/>++message.count; </text:span></text:p>
      <text:p text:style-name="Standard"><text:span text:style-name="Source_20_Text"><text:s/>70 <text:s text:c="8"/>++message.subject_id; </text:span></text:p>
      <text:p text:style-name="Standard"><text:span text:style-name="Source_20_Text"><text:s/>71 <text:s text:c="6"/>} </text:span></text:p>
      <text:p text:style-name="Standard"><text:span text:style-name="Source_20_Text"/></text:p>
      <text:p text:style-name="Standard">Both the count and subject_id fields are incremented. <text:s/>After the loop, the scope of the <text:span text:style-name="T2">WriterSync</text:span> object ends:</text:p>
      <text:p text:style-name="Standard"/>
      <text:p text:style-name="Standard"><text:span text:style-name="Source_20_Text"><text:s/>73 <text:s text:c="6"/>// End of WriterSync scope - block until messages acknowledged </text:span></text:p>
      <text:p text:style-name="Standard"><text:span text:style-name="Source_20_Text"><text:s/>74 <text:s text:c="4"/>} </text:span></text:p>
      <text:p text:style-name="Standard"><text:span text:style-name="Source_20_Text"/></text:p>
      <text:p text:style-name="Standard">At this point, the publisher program will wait (via the <text:span text:style-name="T2">WriterSync</text:span> destructor) for the subscriber program to process all messages. <text:s/>At this point, publishing is complete, and the publisher program can clean up the allocated DCPS objects:</text:p>
      <text:p text:style-name="Standard"/>
      <text:p text:style-name="Standard"><text:span text:style-name="Source_20_Text"><text:s/>76 <text:s text:c="4"/>// Clean-up! </text:span></text:p>
      <text:p text:style-name="Standard"><text:span text:style-name="Source_20_Text"><text:s/>77 <text:s text:c="4"/>cleanup(participant, dpf); </text:span></text:p>
      <text:p text:style-name="Standard"><text:span text:style-name="Source_20_Text"/></text:p>
      <text:p text:style-name="Standard">As stated above, Publisher.cpp, catches two types of expected exceptions:</text:p>
      <text:p text:style-name="Standard"/>
      <text:p text:style-name="Standard"><text:span text:style-name="Source_20_Text"><text:s/>79 <text:s text:c="2"/>} catch (const CORBA::Exception&amp; e) { </text:span></text:p>
      <text:p text:style-name="Standard"><text:span text:style-name="Source_20_Text"><text:s/>80 <text:s text:c="4"/>e._tao_print_exception("Exception caught in main():"); </text:span></text:p>
      <text:p text:style-name="Standard"><text:span text:style-name="Source_20_Text"><text:s/>81 <text:s text:c="4"/>return -1; </text:span></text:p>
      <text:p text:style-name="Standard"><text:span text:style-name="Source_20_Text"><text:s/>82 <text:s text:c="2"/>} catch (std::string&amp; msg) { </text:span></text:p>
      <text:p text:style-name="Standard"><text:span text:style-name="Source_20_Text"><text:s/>83 <text:s text:c="4"/>ACE_ERROR_RETURN((LM_ERROR, ACE_TEXT("ERROR: main() - %s\n"), </text:span></text:p>
      <text:p text:style-name="Standard"><text:span text:style-name="Source_20_Text"><text:s/>84 <text:s text:c="22"/>msg.c_str()), -1); </text:span></text:p>
      <text:p text:style-name="Standard"><text:soft-page-break/><text:span text:style-name="Source_20_Text"><text:s/>85 <text:s text:c="2"/>} </text:span></text:p>
      <text:p text:style-name="Standard"><text:span text:style-name="Source_20_Text"/></text:p>
      <text:p text:style-name="Standard">This ends <text:span text:style-name="T1">main</text:span>(), and the only thing left for the publisher program to do is exit:</text:p>
      <text:p text:style-name="Standard"/>
      <text:p text:style-name="Standard"><text:span text:style-name="Source_20_Text"><text:s/>87 <text:s text:c="2"/>return 0; </text:span></text:p>
      <text:p text:style-name="Standard"><text:span text:style-name="Source_20_Text"><text:s/>88 }</text:span></text:p>
      <text:h text:style-name="Heading_20_2" text:outline-level="2">Subscriber.cpp Source Code</text:h>
      <text:p text:style-name="Standard">The subscriber code is found in Subscriber.cpp. <text:s/>Like the publisher program, the subscriber program makes use of Boilerplate.cpp for its creation and cleanup. <text:s/>The <text:span text:style-name="T1">main</text:span>() method, in Subscriber.cpp, starts the same way as the publisher program, by initializing the <text:span text:style-name="T2">DomainParticipantFactory</text:span> object and using it to create <text:span text:style-name="T2">DomainParticipant </text:span>and <text:span text:style-name="T2">Topic</text:span> objects:</text:p>
      <text:p text:style-name="Standard"/>
      <text:p text:style-name="Standard"><text:span text:style-name="Source_20_Text"><text:s/>19 int </text:span></text:p>
      <text:p text:style-name="Standard"><text:span text:style-name="Source_20_Text"><text:s/>20 ACE_TMAIN(int argc, ACE_TCHAR *argv[]) </text:span></text:p>
      <text:p text:style-name="Standard"><text:span text:style-name="Source_20_Text"><text:s/>21 { </text:span></text:p>
      <text:p text:style-name="Standard"><text:span text:style-name="Source_20_Text"><text:s/>22 <text:s text:c="2"/>try { </text:span></text:p>
      <text:p text:style-name="Standard"><text:span text:style-name="Source_20_Text"><text:s/>23 <text:s text:c="4"/>// Initialize DomainParticipantFactory, handling command line args </text:span></text:p>
      <text:p text:style-name="Standard"><text:span text:style-name="Source_20_Text"><text:s/>24 <text:s text:c="4"/>DDS::DomainParticipantFactory_var dpf = </text:span></text:p>
      <text:p text:style-name="Standard"><text:span text:style-name="Source_20_Text"><text:s/>25 <text:s text:c="6"/>TheParticipantFactoryWithArgs(argc, argv); </text:span></text:p>
      <text:p text:style-name="Standard"><text:span text:style-name="Source_20_Text"><text:s/>26 </text:span></text:p>
      <text:p text:style-name="Standard"><text:span text:style-name="Source_20_Text"><text:s/>27 <text:s text:c="4"/>// Create domain participant </text:span></text:p>
      <text:p text:style-name="Standard"><text:span text:style-name="Source_20_Text"><text:s/>28 <text:s text:c="4"/>DDS::DomainParticipant_var participant = createParticipant(dpf); </text:span></text:p>
      <text:p text:style-name="Standard"><text:span text:style-name="Source_20_Text"><text:s/>29 </text:span></text:p>
      <text:p text:style-name="Standard"><text:span text:style-name="Source_20_Text"><text:s/>30 <text:s text:c="4"/>// Register type support and create topic </text:span></text:p>
      <text:p text:style-name="Standard"><text:span text:style-name="Source_20_Text"><text:s/>31 <text:s text:c="4"/>DDS::Topic_var topic = createTopic(participant); </text:span></text:p>
      <text:p text:style-name="Standard"/>
      <text:p text:style-name="Standard">The subscriber program creates <text:span text:style-name="T2">Entities</text:span> within a try block, like the publisher program did. <text:s/></text:p>
      <text:p text:style-name="Standard"/>
      <text:p text:style-name="Standard">Next, the subscriber program creates a <text:span text:style-name="T2">Subscriber </text:span>object, rather than the <text:span text:style-name="T2">Publisher</text:span> object created by the publisher program:</text:p>
      <text:p text:style-name="Standard"/>
      <text:p text:style-name="Standard"><text:span text:style-name="Source_20_Text"><text:s/>33 <text:s text:c="4"/>// Create subscriber </text:span></text:p>
      <text:p text:style-name="Standard"><text:span text:style-name="Source_20_Text"><text:s/>34 <text:s text:c="4"/>DDS::Subscriber_var subscriber = createSubscriber(participant); </text:span></text:p>
      <text:p text:style-name="Standard"><text:span text:style-name="Source_20_Text"/></text:p>
      <text:p text:style-name="Standard">Now, the subscriber program does something different from the publisher program – it creates a listener object – in this case a <text:span text:style-name="T2">DataReaderListener</text:span>:</text:p>
      <text:p text:style-name="Standard"/>
      <text:p text:style-name="Standard"><text:span text:style-name="Source_20_Text"><text:s/>36 <text:s text:c="4"/>// Create Listener </text:span></text:p>
      <text:p text:style-name="Standard"><text:span text:style-name="Source_20_Text"><text:s/>37 <text:s text:c="4"/>DDS::DataReaderListener_var listener(new DataReaderListenerImpl); </text:span></text:p>
      <text:p text:style-name="Standard"/>
      <text:p text:style-name="Standard">The listener object source code, found in DataReaderListenerImpl.cpp is discussed after Subscriber.cpp. <text:s/>The listener is a <text:span text:style-name="T2">DataReaderListener</text:span>, so it must be attached to a <text:span text:style-name="T2">DataReader</text:span> to receive callbacks:</text:p>
      <text:p text:style-name="Standard"/>
      <text:p text:style-name="Standard"><text:span text:style-name="Source_20_Text"><text:s/>39 <text:s text:c="4"/>// Create DataReader with the listener attached </text:span></text:p>
      <text:p text:style-name="Standard"><text:span text:style-name="Source_20_Text"><text:s/>40 <text:s text:c="4"/>DDS::DataReader_var reader = createDataReader(subscriber, </text:span></text:p>
      <text:p text:style-name="Standard"><text:span text:style-name="Source_20_Text"><text:s/>41 <text:s text:c="50"/>topic, </text:span></text:p>
      <text:p text:style-name="Standard"><text:span text:style-name="Source_20_Text"><text:s/>42 <text:s text:c="50"/>listener); </text:span></text:p>
      <text:p text:style-name="Standard"><text:span text:style-name="Source_20_Text"/></text:p>
      <text:p text:style-name="Standard"><text:soft-page-break/></text:p>
      <text:p text:style-name="Standard">At this point, the subscriber is set up, but it must block somehow so that it does not exit immediately. <text:s/>The subscriber program chooses to use a <text:span text:style-name="T2">ReaderSync</text:span> object to block execution:</text:p>
      <text:p text:style-name="Standard"/>
      <text:p text:style-name="Standard"><text:span text:style-name="Source_20_Text"><text:s/>44 <text:s text:c="4"/>{ </text:span></text:p>
      <text:p text:style-name="Standard"><text:span text:style-name="Source_20_Text"><text:s/>45 <text:s text:c="6"/>// Block until reader has associated with a writer </text:span></text:p>
      <text:p text:style-name="Standard"><text:span text:style-name="Source_20_Text"><text:s/>46 <text:s text:c="6"/>// but is no longer associated with any writer </text:span></text:p>
      <text:p text:style-name="Standard"><text:span text:style-name="Source_20_Text"><text:s/>47 <text:s text:c="6"/>OpenDDS::Model::ReaderSync rs(reader); </text:span></text:p>
      <text:p text:style-name="Standard"><text:span text:style-name="Source_20_Text"><text:s/>48 <text:s text:c="4"/>} </text:span></text:p>
      <text:p text:style-name="Standard"><text:span text:style-name="Source_20_Text"/></text:p>
      <text:p text:style-name="Standard">Note the establishment of a new scope on line 44, ending on line 48. <text:s/>After this scope, the subscriber program must clean up like the publisher program:</text:p>
      <text:p text:style-name="Standard"/>
      <text:p text:style-name="Standard"><text:span text:style-name="Source_20_Text"><text:s/>50 <text:s text:c="4"/>// Clean-up! </text:span></text:p>
      <text:p text:style-name="Standard"><text:span text:style-name="Source_20_Text"><text:s/>51 <text:s text:c="4"/>cleanup(participant, dpf); </text:span></text:p>
      <text:p text:style-name="Standard"><text:span text:style-name="Source_20_Text"/></text:p>
      <text:p text:style-name="Standard">Recall that in the subscriber program, the actual processing of messages is done in the listener object, so it does not show up in the subscriber program's <text:span text:style-name="T1">main</text:span>() method. <text:s/>Lastly in Subscriber.cpp is the catch clauses and program exit:</text:p>
      <text:p text:style-name="Standard"/>
      <text:p text:style-name="Standard"><text:span text:style-name="Source_20_Text"><text:s/>53 <text:s text:c="2"/>} catch (const CORBA::Exception&amp; e) { </text:span></text:p>
      <text:p text:style-name="Standard"><text:span text:style-name="Source_20_Text"><text:s/>54 <text:s text:c="4"/>e._tao_print_exception("Exception caught in main():"); </text:span></text:p>
      <text:p text:style-name="Standard"><text:span text:style-name="Source_20_Text"><text:s/>55 <text:s text:c="4"/>return -1; </text:span></text:p>
      <text:p text:style-name="Standard"><text:span text:style-name="Source_20_Text"><text:s/>56 <text:s text:c="2"/>} catch (std::string&amp; msg) { </text:span></text:p>
      <text:p text:style-name="Standard"><text:span text:style-name="Source_20_Text"><text:s/>57 <text:s text:c="4"/>ACE_ERROR_RETURN((LM_ERROR, ACE_TEXT("ERROR: main() - %s\n"), </text:span></text:p>
      <text:p text:style-name="Standard"><text:span text:style-name="Source_20_Text"><text:s/>58 <text:s text:c="22"/>msg.c_str()), -1); </text:span></text:p>
      <text:p text:style-name="Standard"><text:span text:style-name="Source_20_Text"><text:s/>59 <text:s text:c="2"/>} </text:span></text:p>
      <text:p text:style-name="Standard"><text:span text:style-name="Source_20_Text"><text:s/>60 </text:span></text:p>
      <text:p text:style-name="Standard"><text:span text:style-name="Source_20_Text"><text:s/>61 <text:s text:c="2"/>return 0; </text:span></text:p>
      <text:p text:style-name="Standard"><text:span text:style-name="Source_20_Text"><text:s/>62 } </text:span></text:p>
      <text:h text:style-name="Heading_20_2" text:outline-level="2">DataReaderListenerImpl.cpp Source Code</text:h>
      <text:p text:style-name="Standard">The <text:span text:style-name="T2">DataReaderListenerImpl</text:span> is a subclass of the <text:span text:style-name="T2">DataReaderListener</text:span> class, the base class for <text:span text:style-name="T2">DataReader</text:span> listeners. <text:s/><text:span text:style-name="T2">DataReaderListenerImpl</text:span> inherits from <text:span text:style-name="T2">DataReaderListener</text:span> by means of the <text:span text:style-name="T2">NullReaderListener</text:span> class, which provides empty implementations of the entire <text:span text:style-name="T2">DataReaderListener</text:span> interface.</text:p>
      <text:p text:style-name="Standard"/>
      <text:p text:style-name="Standard">The one interface that <text:span text:style-name="T2">DataReaderListenerImpl</text:span> does implement is the <text:span text:style-name="T1">on_data_available</text:span>() method. <text:s/>This method is called when the <text:span text:style-name="T2">DataReader</text:span> has available data, and provides the listener with the reader that has data available:</text:p>
      <text:p text:style-name="Standard"/>
      <text:p text:style-name="Standard"><text:span text:style-name="Source_20_Text"><text:s/>12 void </text:span></text:p>
      <text:p text:style-name="Standard"><text:span text:style-name="Source_20_Text"><text:s/>13 DataReaderListenerImpl::on_data_available(DDS::DataReader_ptr reader) </text:span></text:p>
      <text:p text:style-name="Standard"><text:span text:style-name="Source_20_Text"><text:s/>14 ACE_THROW_SPEC((CORBA::SystemException)) </text:span></text:p>
      <text:p text:style-name="Standard"><text:span text:style-name="Source_20_Text"><text:s/>15 { </text:span></text:p>
      <text:p text:style-name="Standard"/>
      <text:p text:style-name="Standard">The DCPS provides the reader in the callback because a listener can be attached to multiple <text:span text:style-name="T2">DataReader</text:span> objects. <text:s/>Again, this <text:span text:style-name="T2">DataReader</text:span> is generic, and to read an actual <text:span text:style-name="T2">Message</text:span> sample, we must downcast it to a type-specific <text:span text:style-name="T2">MessageDataReader</text:span>:</text:p>
      <text:p text:style-name="Standard"/>
      <text:p text:style-name="Standard"><text:soft-page-break/><text:span text:style-name="Source_20_Text"><text:s/>16 <text:s text:c="2"/>// Safely downcast data reader to type-specific data reader</text:span></text:p>
      <text:p text:style-name="Standard"><text:span text:style-name="Source_20_Text"><text:s/>17 <text:s text:c="2"/>Messenger::MessageDataReader_var reader_i = narrow(reader);</text:span></text:p>
      <text:p text:style-name="Standard"><text:span text:style-name="Source_20_Text"/></text:p>
      <text:p text:style-name="Standard">Next the listener will process the inbound sample. <text:s/>To do this, first it must allocate a <text:span text:style-name="T2">Message</text:span> instance and a <text:span text:style-name="T2">SampleInfo</text:span> on the stack. <text:s/>The <text:span text:style-name="T2">Message</text:span> will get a copy of the sample, and the <text:span text:style-name="T2">SampleInfo</text:span> will hold metadata related to the sample.</text:p>
      <text:p text:style-name="Standard"/>
      <text:p text:style-name="Standard"><text:span text:style-name="Source_20_Text"><text:s/>19 <text:s text:c="2"/>Messenger::Message msg;</text:span></text:p>
      <text:p text:style-name="Standard"><text:span text:style-name="Source_20_Text"><text:s/>20 <text:s text:c="2"/>DDS::SampleInfo info;</text:span></text:p>
      <text:p text:style-name="Standard"><text:span text:style-name="Source_20_Text"/></text:p>
      <text:p text:style-name="Standard">To get a copy of the sample, the listener uses the <text:span text:style-name="T1">take_next_sample</text:span>() method:</text:p>
      <text:p text:style-name="Standard"/>
      <text:p text:style-name="Standard"><text:span text:style-name="Source_20_Text"><text:s/>22 <text:s text:c="2"/>// Remove (take) the next sample from the data reader</text:span></text:p>
      <text:p text:style-name="Standard"><text:span text:style-name="Source_20_Text"><text:s/>23 <text:s text:c="2"/>DDS::ReturnCode_t error = reader_i-&gt;take_next_sample(msg, info);</text:span></text:p>
      <text:p text:style-name="Standard"><text:span text:style-name="Source_20_Text"/></text:p>
      <text:p text:style-name="Standard">DDS supports two types of sample processing: taking and reading. <text:s/>The <text:span text:style-name="T1">take</text:span> methods remove the sample from the <text:span text:style-name="T2">DataReader</text:span> (or “takes” it from DDS), while the <text:span text:style-name="T1">read</text:span> methods let it remain in the <text:span text:style-name="T2">DataReader</text:span>. <text:s/>Various <text:span text:style-name="T1">read</text:span> and <text:span text:style-name="T1">take</text:span> methods exist for different use cases.</text:p>
      <text:p text:style-name="Standard"/>
      <table:table table:name="Table9" table:style-name="Table9">
        <table:table-column table:style-name="Table9.A"/>
        <table:table-row>
          <table:table-cell table:style-name="Table9.A1" office:value-type="string">
            <text:p text:style-name="P1">Note:</text:p>
            <text:p text:style-name="P3">For more information about available <text:span text:style-name="T1">read</text:span> and <text:span text:style-name="T1">take</text:span> methods, see the DDS specification at <text:a xlink:type="simple" xlink:href="http://www.omg.org/spec/DDS/">http://www.omg.org/spec/DDS</text:a></text:p>
          </table:table-cell>
        </table:table-row>
      </table:table>
      <text:p text:style-name="Standard"/>
      <text:p text:style-name="Standard">The listener correctly checks the return status of <text:span text:style-name="T1">take_next_sample</text:span>().</text:p>
      <text:p text:style-name="Standard"/>
      <text:p text:style-name="Standard"><text:span text:style-name="Source_20_Text"><text:s/>25 <text:s text:c="2"/>if (error == DDS::RETCODE_OK) {</text:span></text:p>
      <text:p text:style-name="Standard"><text:span text:style-name="Source_20_Text"><text:s/>26 <text:s text:c="4"/>// Make sure this is not a sample disposed message</text:span></text:p>
      <text:p text:style-name="Standard"><text:span text:style-name="Source_20_Text"/></text:p>
      <text:p text:style-name="Standard">If the <text:span text:style-name="T1">take</text:span> was successful, the listener checks the sample metadata, and outputs the message contents</text:p>
      <text:p text:style-name="Standard"/>
      <text:p text:style-name="Standard"><text:span text:style-name="Source_20_Text"><text:s/>27 <text:s text:c="4"/>if (info.valid_data) {</text:span></text:p>
      <text:p text:style-name="Standard"><text:span text:style-name="Source_20_Text"><text:s/>28 <text:s text:c="6"/>std::cout &lt;&lt; "Msg: subject <text:s text:c="3"/>" &lt;&lt; msg.subject.in() &lt;&lt; std::endl</text:span></text:p>
      <text:p text:style-name="Standard"><text:span text:style-name="Source_20_Text"><text:s/>29 <text:s text:c="16"/>&lt;&lt; " <text:s text:c="4"/>subject_id " &lt;&lt; msg.subject_id <text:s text:c="2"/>&lt;&lt; std::endl</text:span></text:p>
      <text:p text:style-name="Standard"><text:span text:style-name="Source_20_Text"><text:s/>30 <text:s text:c="16"/>&lt;&lt; " <text:s text:c="4"/>from <text:s text:c="6"/>" &lt;&lt; msg.from.in() <text:s text:c="3"/>&lt;&lt; std::endl</text:span></text:p>
      <text:p text:style-name="Standard"><text:span text:style-name="Source_20_Text"><text:s/>31 <text:s text:c="16"/>&lt;&lt; " <text:s text:c="4"/>count <text:s text:c="5"/>" &lt;&lt; msg.count <text:s text:c="7"/>&lt;&lt; std::endl</text:span></text:p>
      <text:p text:style-name="Standard"><text:span text:style-name="Source_20_Text"><text:s/>32 <text:s text:c="16"/>&lt;&lt; " <text:s text:c="4"/>text <text:s text:c="6"/>" &lt;&lt; msg.text.in() <text:s text:c="3"/>&lt;&lt; std::endl;</text:span></text:p>
      <text:p text:style-name="Standard"><text:span text:style-name="Source_20_Text"><text:s/>33 <text:s text:c="4"/>}</text:span></text:p>
      <text:p text:style-name="Standard"><text:span text:style-name="Source_20_Text"/></text:p>
      <text:p text:style-name="Standard">The info.valid_data is important to check, because the </text:p>
      <text:p text:style-name="Standard"/>
      <text:p text:style-name="Standard"/>
      <text:p text:style-name="Standard"/>
      <text:h text:style-name="Heading_20_2" text:outline-level="2">Boilerplate.cpp Source Code</text:h>
      <text:p text:style-name="Standard"/>
      <text:h text:style-name="Heading_20_2" text:outline-level="2"/>
      <text:p text:style-name="Standard"/>
      <text:p text:style-name="Standard">IDL</text:p>
      <text:p text:style-name="Standard"><text:soft-page-break/></text:p>
      <text:h text:style-name="Heading_20_1" text:outline-level="1">Adapting The Messenger Example</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size="11pt" fo:background-color="transparent" style:font-name-asian="DejaVu Sans Mono" style:font-size-asian="10.5pt" style:font-name-complex="DejaVu Sans Mono"/>
    </style:style>
    <style:style style:name="Definition" style:family="text"/>
    <style:style style:name="Inline_20_Note" style:display-name="Inline Note" style:family="text" style:parent-style-name="Caption_20_characters">
      <style:text-properties fo:background-color="#ffff66" style:font-size-asian="10.5pt"/>
    </style:style>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eff Schmitz</meta:initial-creator>
    <meta:creation-date>2011-11-04T15:58:27</meta:creation-date>
    <dc:creator>Jeff Schmitz</dc:creator>
    <dc:date>2011-11-09T16:13:06</dc:date>
    <meta:editing-cycles>357</meta:editing-cycles>
    <meta:editing-duration>PT18H39M45S</meta:editing-duration>
    <meta:user-defined meta:name="Info 1"/>
    <meta:user-defined meta:name="Info 2"/>
    <meta:user-defined meta:name="Info 3"/>
    <meta:user-defined meta:name="Info 4"/>
    <meta:document-statistic meta:table-count="9" meta:image-count="0" meta:object-count="0" meta:page-count="13" meta:paragraph-count="282" meta:word-count="3573" meta:character-count="23738"/>
  </office:meta>
</office:document-meta>
</file>